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a9cd2" officeooo:paragraph-rsid="000a9cd2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4pt" officeooo:rsid="000a9cd2" officeooo:paragraph-rsid="000a9cd2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a9cd2" officeooo:paragraph-rsid="000a9cd2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K.I. für ein rundenbasiertes</text:p>
      <text:p text:style-name="P3">Strategiespiel</text:p>
      <text:p text:style-name="P2"/>
      <text:p text:style-name="P2">Bachelorarbeit</text:p>
      <text:p text:style-name="P2"/>
      <text:p text:style-name="P2"/>
      <text:p text:style-name="P4">im Studiengang</text:p>
      <text:p text:style-name="P2">Internationale Medieninformatik</text:p>
      <text:p text:style-name="P2"/>
      <text:p text:style-name="P2"/>
      <text:p text:style-name="P2"/>
      <text:p text:style-name="P4">am Fachbereich</text:p>
      <text:p text:style-name="P2">Informatik, Kommunikation und Wirtschaft</text:p>
      <text:p text:style-name="P2"/>
      <text:p text:style-name="P2"/>
      <text:p text:style-name="P4">an der</text:p>
      <text:p text:style-name="P2">Hochschule für Technik und Wirtschaft Berlin</text:p>
      <text:p text:style-name="P2"/>
      <text:p text:style-name="P2"/>
      <text:p text:style-name="P2"/>
      <text:p text:style-name="P2"/>
      <text:p text:style-name="P4">vorgelegt von</text:p>
      <text:p text:style-name="P2">Till Roßberg</text:p>
      <text:p text:style-name="P2"/>
      <text:p text:style-name="P2">Berlin, 02.09.2019</text:p>
      <text:p text:style-name="P2"/>
      <text:p text:style-name="P2"/>
      <text:p text:style-name="P2"/>
      <text:p text:style-name="P4">Betreuer:</text:p>
      <text:p text:style-name="P2">Professor Tobias Lenz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0:43:31.939000000</meta:creation-date>
    <meta:generator>LibreOffice/5.3.6.1$Windows_x86 LibreOffice_project/686f202eff87ef707079aeb7f485847613344eb7</meta:generator>
    <dc:date>2019-08-15T20:48:38.433000000</dc:date>
    <meta:editing-duration>PT5M6S</meta:editing-duration>
    <meta:editing-cycles>1</meta:editing-cycles>
    <meta:document-statistic meta:table-count="0" meta:image-count="0" meta:object-count="0" meta:page-count="1" meta:paragraph-count="14" meta:word-count="34" meta:character-count="278" meta:non-whitespace-character-count="258"/>
  </office:meta>
</office:document-meta>
</file>